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965cm"/>
    </style:style>
    <style:style style:name="co3" style:family="table-column">
      <style:table-column-properties fo:break-before="auto" style:column-width="1.715cm"/>
    </style:style>
    <style:style style:name="co4" style:family="table-column">
      <style:table-column-properties fo:break-before="auto" style:column-width="11.277cm"/>
    </style:style>
    <style:style style:name="co5" style:family="table-column">
      <style:table-column-properties fo:break-before="auto" style:column-width="2.424cm"/>
    </style:style>
    <style:style style:name="co6" style:family="table-column">
      <style:table-column-properties fo:break-before="auto" style:column-width="4.521cm"/>
    </style:style>
    <style:style style:name="co7" style:family="table-column">
      <style:table-column-properties fo:break-before="auto" style:column-width="6.292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2"/>
        <table:table-column table:style-name="co1" table:default-cell-style-name="ce3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7" table:default-cell-style-name="ce2"/>
        <table:table-row table:style-name="ro1">
          <table:table-cell table:style-name="ce1" office:value-type="string" calcext:value-type="string">
            <text:p>Nº</text:p>
          </table:table-cell>
          <table:table-cell table:style-name="ce1" office:value-type="string" calcext:value-type="string">
            <text:p>Fecha envío</text:p>
          </table:table-cell>
          <table:table-cell table:style-name="ce1" office:value-type="string" calcext:value-type="string">
            <text:p>Nombre Club</text:p>
          </table:table-cell>
          <table:table-cell table:style-name="ce1" office:value-type="string" calcext:value-type="string">
            <text:p>Email enviado a</text:p>
          </table:table-cell>
          <table:table-cell table:style-name="ce1" office:value-type="string" calcext:value-type="string">
            <text:p>Persona de contacto</text:p>
          </table:table-cell>
          <table:table-cell table:style-name="ce1" office:value-type="string" calcext:value-type="string">
            <text:p>Asunto usado</text:p>
          </table:table-cell>
          <table:table-cell table:style-name="ce1" office:value-type="string" calcext:value-type="string">
            <text:p>¿Respuesta?</text:p>
          </table:table-cell>
          <table:table-cell table:style-name="ce1" office:value-type="string" calcext:value-type="string">
            <text:p>¿Visitó demo?</text:p>
          </table:table-cell>
          <table:table-cell table:style-name="ce1" office:value-type="string" calcext:value-type="string">
            <text:p>Correo Tipo</text:p>
          </table:table-cell>
          <table:table-cell table:style-name="ce1" office:value-type="string" calcext:value-type="string">
            <text:p>email origen</text:p>
          </table:table-cell>
          <table:table-cell table:style-name="ce1" office:value-type="string" calcext:value-type="string">
            <text:p>Comentario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25-06-17" calcext:value-type="date">
            <text:p>17/06/25</text:p>
          </table:table-cell>
          <table:table-cell office:value-type="string" calcext:value-type="string">
            <text:p>Atlantic</text:p>
          </table:table-cell>
          <table:table-cell office:value-type="string" calcext:value-type="string">
            <text:p><text:a xlink:href="mailto:atlantic.gijon@gmail.com" xlink:type="simple">atlantic.gijon@gmail.com</text:a>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emo gratuita: seguimiento online de torneos de fútbol ba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lo sé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mailto:torneos@apgijon.es" xlink:type="simple">torneos@apgijon.es</text:a>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25-06-17" calcext:value-type="date">
            <text:p>17/06/25</text:p>
          </table:table-cell>
          <table:table-cell office:value-type="string" calcext:value-type="string">
            <text:p>Estudiantes</text:p>
          </table:table-cell>
          <table:table-cell office:value-type="string" calcext:value-type="string">
            <text:p>futbol@cfestudiantes.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emo gratuita: seguimiento online de torneos de fútbol ba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uede s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mailto:torneos@apgijon.es" xlink:type="simple">torneos@apgijon.es</text:a>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date" office:date-value="2025-06-17" calcext:value-type="date">
            <text:p>17/06/25</text:p>
          </table:table-cell>
          <table:table-cell office:value-type="string" calcext:value-type="string">
            <text:p>Deva</text:p>
          </table:table-cell>
          <table:table-cell office:value-type="string" calcext:value-type="string">
            <text:p>clubdeportivodeva@yahoo.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emo gratuita: seguimiento online de torneos de fútbol ba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lo sé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mailto:torneos@apgijon.es" xlink:type="simple">torneos@apgijon.es</text:a></text:p>
          </table:table-cell>
          <table:table-cell/>
        </table:table-row>
        <table:table-row table:style-name="ro2">
          <table:table-cell table:style-name="Default" office:value-type="float" office:value="4" calcext:value-type="float">
            <text:p>4</text:p>
          </table:table-cell>
          <table:table-cell office:value-type="date" office:date-value="2025-06-21" calcext:value-type="date">
            <text:p>21/06/25</text:p>
          </table:table-cell>
          <table:table-cell office:value-type="string" calcext:value-type="string">
            <text:p>Atlantic</text:p>
          </table:table-cell>
          <table:table-cell office:value-type="string" calcext:value-type="string">
            <text:p><text:a xlink:href="mailto:atlantic.gijon@gmail.com" xlink:type="simple">atlantic.gijon@gmail.com</text:a>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¿Os gustaría que vuestro torneo se pudiera seguir online en directo?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mailto:torneosapgijon@gmail.com" xlink:type="simple">torneosapgijon@gmail.com</text:a></text:p>
          </table:table-cell>
          <table:table-cell table:style-name="Default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date" office:date-value="2025-06-21" calcext:value-type="date">
            <text:p>21/06/25</text:p>
          </table:table-cell>
          <table:table-cell office:value-type="string" calcext:value-type="string">
            <text:p>Deva</text:p>
          </table:table-cell>
          <table:table-cell office:value-type="string" calcext:value-type="string">
            <text:p>clubdeportivodeva@yahoo.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¿Os gustaría que vuestro torneo se pudiera seguir online en directo?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mailto:torneosapgijon@gmail.com" xlink:type="simple">torneosapgijon@gmail.com</text:a></text:p>
          </table:table-cell>
          <table:table-cell table:style-name="Default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date" office:date-value="2025-06-21" calcext:value-type="date">
            <text:p>21/06/25</text:p>
          </table:table-cell>
          <table:table-cell office:value-type="string" calcext:value-type="string">
            <text:p>Estudiantes</text:p>
          </table:table-cell>
          <table:table-cell office:value-type="string" calcext:value-type="string">
            <text:p>futbol@cfestudiantes.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emo gratuita: seguimiento online de torneos de fútbol base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mailto:torneosapgijon@gmail.com" xlink:type="simple">torneosapgijon@gmail.com</text:a>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1">00/00/0000</text:date>, <text:time style:data-style-name="N2" text:time-value="10:26:15.90602395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7T00:22:08.950752749</meta:creation-date>
    <dc:date>2025-06-21T10:37:24.307794233</dc:date>
    <meta:editing-duration>PT4M46S</meta:editing-duration>
    <meta:editing-cycles>2</meta:editing-cycles>
    <meta:generator>LibreOffice/24.2.7.2$Linux_X86_64 LibreOffice_project/420$Build-2</meta:generator>
    <meta:document-statistic meta:table-count="1" meta:cell-count="71" meta:object-count="0"/>
  </office:meta>
</office:document-meta>
</file>